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969" officeooo:paragraph-rsid="00109969"/>
    </style:style>
    <style:style style:name="T1" style:family="text">
      <style:text-properties officeooo:rsid="00109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name: neo4j</text:p>
      <text:p text:style-name="Standard"><text:span text:style-name="T1">Password: </text:span>MGUBIJrMUCwPy6wc9J33qHMX4NPLBF8DqpgO-U_NSA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8:01:41.500820266</meta:creation-date>
    <dc:date>2021-08-15T18:02:38.517080377</dc:date>
    <meta:editing-duration>PT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68" meta:non-whitespace-character-count="66"/>
  </office:meta>
</office:document-meta>
</file>